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2.1154in"/>
    </style:style>
    <style:style style:name="co4" style:family="table-column">
      <style:table-column-properties fo:break-before="auto" style:column-width="2.2346in"/>
    </style:style>
    <style:style style:name="co5" style:family="table-column">
      <style:table-column-properties fo:break-before="auto" style:column-width="1.1626in"/>
    </style:style>
    <style:style style:name="co6" style:family="table-column">
      <style:table-column-properties fo:break-before="auto" style:column-width="2.5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33"/>
  </office:automatic-styles>
  <office:body>
    <office:spreadsheet>
      <table:calculation-settings table:automatic-find-labels="false" table:use-regular-expressions="false" table:use-wildcards="true"/>
      <table:table table:name="coefs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SRT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Bond</text:p>
          </table:table-cell>
          <table:table-cell office:value-type="string" calcext:value-type="string">
            <text:p>$D \qty(E_H)$</text:p>
          </table:table-cell>
          <table:table-cell office:value-type="string" calcext:value-type="string">
            <text:p>$\beta \qty(\text{\AA}^{-1})$</text:p>
          </table:table-cell>
          <table:table-cell office:value-type="string" calcext:value-type="string">
            <text:p>$r_\text{eq} \qty(\text{\AA}^{-1})$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-N</text:p>
          </table:table-cell>
          <table:table-cell office:value-type="float" office:value="251.0419414" calcext:value-type="float">
            <text:p>251.0419414</text:p>
          </table:table-cell>
          <table:table-cell office:value-type="float" office:value="2.005501" calcext:value-type="float">
            <text:p>2.005501</text:p>
          </table:table-cell>
          <table:table-cell office:value-type="float" office:value="1.499574" calcext:value-type="float">
            <text:p>1.499574</text:p>
          </table:table-cell>
          <table:table-cell table:number-columns-repeated="3"/>
          <table:table-cell office:value-type="string" calcext:value-type="string">
            <text:p>C-H</text:p>
          </table:table-cell>
          <table:table-cell office:value-type="string" calcext:value-type="string">
            <text:p>0.136 $\pm$ 0.002</text:p>
          </table:table-cell>
          <table:table-cell office:value-type="string" calcext:value-type="string">
            <text:p>1.83 $\pm$ 0.01</text:p>
          </table:table-cell>
          <table:table-cell office:value-type="float" office:value="1.50373" calcext:value-type="float">
            <text:p>1.503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-H</text:p>
          </table:table-cell>
          <table:table-cell office:value-type="float" office:value="426.7713101" calcext:value-type="float">
            <text:p>426.7713101</text:p>
          </table:table-cell>
          <table:table-cell office:value-type="float" office:value="1.892486" calcext:value-type="float">
            <text:p>1.892486</text:p>
          </table:table-cell>
          <table:table-cell office:value-type="float" office:value="1.09" calcext:value-type="float">
            <text:p>1.09</text:p>
          </table:table-cell>
          <table:table-cell table:number-columns-repeated="3"/>
          <table:table-cell office:value-type="string" calcext:value-type="string">
            <text:p>N-O</text:p>
          </table:table-cell>
          <table:table-cell office:value-type="string" calcext:value-type="string">
            <text:p>0.230 $\pm$ 0.001</text:p>
          </table:table-cell>
          <table:table-cell office:value-type="string" calcext:value-type="string">
            <text:p>2.27 $\pm$ 0.02</text:p>
          </table:table-cell>
          <table:table-cell office:value-type="float" office:value="1.22132" calcext:value-type="float">
            <text:p>1.221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-O</text:p>
          </table:table-cell>
          <table:table-cell office:value-type="float" office:value="390.3702976" calcext:value-type="float">
            <text:p>390.3702976</text:p>
          </table:table-cell>
          <table:table-cell office:value-type="float" office:value="2.459942" calcext:value-type="float">
            <text:p>2.459942</text:p>
          </table:table-cell>
          <table:table-cell office:value-type="float" office:value="1.226747" calcext:value-type="float">
            <text:p>1.226747</text:p>
          </table:table-cell>
          <table:table-cell table:number-columns-repeated="3"/>
          <table:table-cell office:value-type="string" calcext:value-type="string">
            <text:p>C-H</text:p>
          </table:table-cell>
          <table:table-cell office:value-type="string" calcext:value-type="string">
            <text:p>0.226 $\pm$ 0.002</text:p>
          </table:table-cell>
          <table:table-cell office:value-type="string" calcext:value-type="string">
            <text:p>1.68 $\pm$ 0.02</text:p>
          </table:table-cell>
          <table:table-cell office:value-type="float" office:value="1.08766" calcext:value-type="float">
            <text:p>1.0876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Bend</text:p>
          </table:table-cell>
          <table:table-cell office:value-type="string" calcext:value-type="string">
            <text:p>$k_b \qty(\text{kJ/mol})$</text:p>
          </table:table-cell>
          <table:table-cell office:value-type="string" calcext:value-type="string">
            <text:p>$a_\text{eq} \qty(\text{degrees})$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C-N-O</text:p>
          </table:table-cell>
          <table:table-cell office:value-type="float" office:value="311.8" calcext:value-type="float">
            <text:p>311.8</text:p>
          </table:table-cell>
          <table:table-cell office:value-type="float" office:value="117.156" calcext:value-type="float">
            <text:p>117.15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-C-O</text:p>
          </table:table-cell>
          <table:table-cell office:value-type="float" office:value="294.521116" calcext:value-type="float">
            <text:p>294.521116</text:p>
          </table:table-cell>
          <table:table-cell office:value-type="float" office:value="117.03996" calcext:value-type="float">
            <text:p>117.03996</text:p>
          </table:table-cell>
          <table:table-cell table:number-columns-repeated="4"/>
          <table:table-cell office:value-type="string" calcext:value-type="string">
            <text:p>O-N-O</text:p>
          </table:table-cell>
          <table:table-cell office:value-type="float" office:value="555.1" calcext:value-type="float">
            <text:p>555.1</text:p>
          </table:table-cell>
          <table:table-cell office:value-type="float" office:value="125.664" calcext:value-type="float">
            <text:p>125.66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-O-H</text:p>
          </table:table-cell>
          <table:table-cell office:value-type="float" office:value="224.8140505" calcext:value-type="float">
            <text:p>224.8140505</text:p>
          </table:table-cell>
          <table:table-cell office:value-type="float" office:value="107.560708" calcext:value-type="float">
            <text:p>107.560708</text:p>
          </table:table-cell>
          <table:table-cell table:number-columns-repeated="4"/>
          <table:table-cell office:value-type="string" calcext:value-type="string">
            <text:p>N-C-H</text:p>
          </table:table-cell>
          <table:table-cell office:value-type="float" office:value="224.7" calcext:value-type="float">
            <text:p>224.7</text:p>
          </table:table-cell>
          <table:table-cell office:value-type="float" office:value="107.511" calcext:value-type="float">
            <text:p>107.51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-N-O</text:p>
          </table:table-cell>
          <table:table-cell office:value-type="float" office:value="657.8485115" calcext:value-type="float">
            <text:p>657.8485115</text:p>
          </table:table-cell>
          <table:table-cell office:value-type="float" office:value="125.89" calcext:value-type="float">
            <text:p>125.89</text:p>
          </table:table-cell>
          <table:table-cell table:number-columns-repeated="4"/>
          <table:table-cell office:value-type="string" calcext:value-type="string">
            <text:p>H-C-H</text:p>
          </table:table-cell>
          <table:table-cell office:value-type="float" office:value="150.3" calcext:value-type="float">
            <text:p>150.3</text:p>
          </table:table-cell>
          <table:table-cell office:value-type="float" office:value="111.345" calcext:value-type="float">
            <text:p>111.34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H-C-H</text:p>
          </table:table-cell>
          <table:table-cell office:value-type="float" office:value="149.940293" calcext:value-type="float">
            <text:p>149.940293</text:p>
          </table:table-cell>
          <table:table-cell office:value-type="float" office:value="111.321289" calcext:value-type="float">
            <text:p>111.321289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Torsion</text:p>
          </table:table-cell>
          <table:table-cell office:value-type="string" calcext:value-type="string">
            <text:p>$A \qty(\text{kJ/mol})$</text:p>
          </table:table-cell>
          <table:table-cell office:value-type="string" calcext:value-type="string">
            <text:p>$n$</text:p>
          </table:table-cell>
          <table:table-cell office:value-type="string" calcext:value-type="string">
            <text:p>$a_\text{eq} \qty(\text{degrees})$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-C-N-O1</text:p>
          </table:table-cell>
          <table:table-cell office:value-type="float" office:value="0.27" calcext:value-type="float">
            <text:p>0.27</text:p>
          </table:table-cell>
          <table:table-cell office:value-type="float" office:value="-90" calcext:value-type="float">
            <text:p>-9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-C-N-O(3)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3" calcext:value-type="float">
            <text:p>3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-C-N-O1</text:p>
          </table:table-cell>
          <table:table-cell office:value-type="float" office:value="0.27" calcext:value-type="float">
            <text:p>0.2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-C-N-O(4)</text:p>
          </table:table-cell>
          <table:table-cell office:value-type="float" office:value="0.05416" calcext:value-type="float">
            <text:p>0.05416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-O-O-N</text:p>
          </table:table-cell>
          <table:table-cell office:value-type="float" office:value="120.18538" calcext:value-type="float">
            <text:p>120.18538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-O-O-N</text:p>
          </table:table-cell>
          <table:table-cell office:value-type="float" office:value="141.7766" calcext:value-type="float">
            <text:p>141.776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freqs" table:style-name="ta1">
        <table:table-column table:style-name="co1" table:number-columns-repeated="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10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Description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SRT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/>
          <table:table-cell table:formula="of:=219474.63*4.184/349.755011224147" office:value-type="float" office:value="2625.5002" calcext:value-type="float">
            <text:p>2625.5002</text:p>
          </table:table-cell>
          <table:table-cell table:number-columns-repeated="6"/>
          <table:table-cell office:value-type="string" calcext:value-type="string">
            <text:p>SR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via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H_3/NO$_2$ rot.</text:p>
          </table:table-cell>
          <table:table-cell office:value-type="string" calcext:value-type="string">
            <text:p>--</text:p>
          </table:table-cell>
          <table:table-cell office:value-type="float" office:value="117" calcext:value-type="float">
            <text:p>117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2" calcext:value-type="float">
            <text:p>0.122</text:p>
          </table:table-cell>
          <table:table-cell table:formula="of:=[.B13]*[.$B$12]" office:value-type="float" office:value="320.3110244" calcext:value-type="float">
            <text:p>320.3110244</text:p>
          </table:table-cell>
          <table:table-cell table:number-columns-repeated="3"/>
          <table:table-cell office:value-type="string" calcext:value-type="string">
            <text:p>C-N</text:p>
          </table:table-cell>
          <table:table-cell office:value-type="string" calcext:value-type="string">
            <text:p>$D$</text:p>
          </table:table-cell>
          <table:table-cell office:value-type="float" office:value="251.0419414" calcext:value-type="float">
            <text:p>251.0419414</text:p>
          </table:table-cell>
          <table:table-cell office:value-type="float" office:value="320.3110244" calcext:value-type="float">
            <text:p>320.3110244</text:p>
          </table:table-cell>
          <table:table-cell table:style-name="ce1" table:formula="of:=ABS([.I13]-[.J13])/[.I13] *100" office:value-type="float" office:value="27.5926335709894" calcext:value-type="float">
            <text:p>2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O$_2$ rock</text:p>
          </table:table-cell>
          <table:table-cell office:value-type="float" office:value="480" calcext:value-type="float">
            <text:p>480</text:p>
          </table:table-cell>
          <table:table-cell office:value-type="float" office:value="461" calcext:value-type="float">
            <text:p>461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6" calcext:value-type="float">
            <text:p>0.216</text:p>
          </table:table-cell>
          <table:table-cell table:formula="of:=[.B14]*[.$B$12]" office:value-type="float" office:value="567.1080432" calcext:value-type="float">
            <text:p>567.1080432</text:p>
          </table:table-cell>
          <table:table-cell table:number-columns-repeated="4"/>
          <table:table-cell office:value-type="string" calcext:value-type="string">
            <text:p>$\alpha$</text:p>
          </table:table-cell>
          <table:table-cell office:value-type="float" office:value="2.005501" calcext:value-type="float">
            <text:p>2.005501</text:p>
          </table:table-cell>
          <table:table-cell office:value-type="float" office:value="1.91" calcext:value-type="float">
            <text:p>1.91</text:p>
          </table:table-cell>
          <table:table-cell table:style-name="ce1" table:formula="of:=ABS([.I14]-[.J14])/[.I14] *100" office:value-type="float" office:value="4.7619522503354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O$_2$ wag</text:p>
          </table:table-cell>
          <table:table-cell office:value-type="float" office:value="607" calcext:value-type="float">
            <text:p>607</text:p>
          </table:table-cell>
          <table:table-cell office:value-type="float" office:value="601" calcext:value-type="float">
            <text:p>601</text:p>
          </table:table-cell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7" calcext:value-type="float">
            <text:p>0.227</text:p>
          </table:table-cell>
          <table:table-cell table:formula="of:=[.B15]*[.$B$12]" office:value-type="float" office:value="595.9885454" calcext:value-type="float">
            <text:p>595.9885454</text:p>
          </table:table-cell>
          <table:table-cell table:number-columns-repeated="4"/>
          <table:table-cell office:value-type="string" calcext:value-type="string">
            <text:p>$r_{eq}$</text:p>
          </table:table-cell>
          <table:table-cell office:value-type="float" office:value="1.499574" calcext:value-type="float">
            <text:p>1.499574</text:p>
          </table:table-cell>
          <table:table-cell office:value-type="float" office:value="1.5037393733" calcext:value-type="float">
            <text:p>1.5037393733</text:p>
          </table:table-cell>
          <table:table-cell table:style-name="ce2" table:formula="of:=ABS([.I15]-[.J15])/[.I15] *100" office:value-type="float" office:value="0.277770440138347" calcext:value-type="float">
            <text:p>0.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NO$_2$ bend/CN str.</text:p>
          </table:table-cell>
          <table:table-cell office:value-type="float" office:value="657" calcext:value-type="float">
            <text:p>657</text:p>
          </table:table-cell>
          <table:table-cell office:value-type="float" office:value="605" calcext:value-type="float">
            <text:p>605</text:p>
          </table:table-cell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-H</text:p>
          </table:table-cell>
          <table:table-cell office:value-type="string" calcext:value-type="string">
            <text:p>$D$</text:p>
          </table:table-cell>
          <table:table-cell office:value-type="float" office:value="426.7713101" calcext:value-type="float">
            <text:p>426.7713101</text:p>
          </table:table-cell>
          <table:table-cell office:value-type="float" office:value="567.1080432" calcext:value-type="float">
            <text:p>567.1080432</text:p>
          </table:table-cell>
          <table:table-cell table:style-name="ce1" table:formula="of:=ABS([.I16]-[.J16])/[.I16] *100" office:value-type="float" office:value="32.8833569124215" calcext:value-type="float">
            <text:p>3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NO$_2$ sym. Str.</text:p>
          </table:table-cell>
          <table:table-cell office:value-type="float" office:value="918" calcext:value-type="float">
            <text:p>918</text:p>
          </table:table-cell>
          <table:table-cell office:value-type="float" office:value="821" calcext:value-type="float">
            <text:p>821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$\alpha$</text:p>
          </table:table-cell>
          <table:table-cell office:value-type="float" office:value="1.892486" calcext:value-type="float">
            <text:p>1.892486</text:p>
          </table:table-cell>
          <table:table-cell office:value-type="float" office:value="1.63" calcext:value-type="float">
            <text:p>1.63</text:p>
          </table:table-cell>
          <table:table-cell table:style-name="ce1" table:formula="of:=ABS([.I17]-[.J17])/[.I17] *100" office:value-type="float" office:value="13.8699044537186" calcext:value-type="float">
            <text:p>1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CH_3 rock</text:p>
          </table:table-cell>
          <table:table-cell office:value-type="float" office:value="1104" calcext:value-type="float">
            <text:p>1104</text:p>
          </table:table-cell>
          <table:table-cell office:value-type="float" office:value="1053" calcext:value-type="float">
            <text:p>1053</text:p>
          </table:table-cell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$r_{eq}$</text:p>
          </table:table-cell>
          <table:table-cell office:value-type="float" office:value="1.09" calcext:value-type="float">
            <text:p>1.09</text:p>
          </table:table-cell>
          <table:table-cell office:value-type="float" office:value="1.087666067" calcext:value-type="float">
            <text:p>1.087666067</text:p>
          </table:table-cell>
          <table:table-cell table:style-name="ce2" table:formula="of:=ABS([.I18]-[.J18])/[.I18] *100" office:value-type="float" office:value="0.214122293577988" calcext:value-type="float">
            <text:p>0.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CH_3 rock</text:p>
          </table:table-cell>
          <table:table-cell office:value-type="float" office:value="1125" calcext:value-type="float">
            <text:p>1125</text:p>
          </table:table-cell>
          <table:table-cell office:value-type="float" office:value="1101" calcext:value-type="float">
            <text:p>1101</text:p>
          </table:table-cell>
          <table:table-cell office:value-type="float" office:value="1107" calcext:value-type="float">
            <text:p>11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-O</text:p>
          </table:table-cell>
          <table:table-cell office:value-type="string" calcext:value-type="string">
            <text:p>$D$</text:p>
          </table:table-cell>
          <table:table-cell office:value-type="float" office:value="390.3702976" calcext:value-type="float">
            <text:p>390.3702976</text:p>
          </table:table-cell>
          <table:table-cell office:value-type="float" office:value="595.9885454" calcext:value-type="float">
            <text:p>595.9885454</text:p>
          </table:table-cell>
          <table:table-cell table:style-name="ce1" table:formula="of:=ABS([.I19]-[.J19])/[.I19] *100" office:value-type="float" office:value="52.6726159915708" calcext:value-type="float">
            <text:p>5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CH_3/CN umbrella</text:p>
          </table:table-cell>
          <table:table-cell office:value-type="float" office:value="1379" calcext:value-type="float">
            <text:p>1379</text:p>
          </table:table-cell>
          <table:table-cell office:value-type="float" office:value="1368" calcext:value-type="float">
            <text:p>1368</text:p>
          </table:table-cell>
          <table:table-cell office:value-type="float" office:value="1417" calcext:value-type="float">
            <text:p>141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$\alpha$</text:p>
          </table:table-cell>
          <table:table-cell office:value-type="float" office:value="2.459942" calcext:value-type="float">
            <text:p>2.459942</text:p>
          </table:table-cell>
          <table:table-cell office:value-type="float" office:value="2.24" calcext:value-type="float">
            <text:p>2.24</text:p>
          </table:table-cell>
          <table:table-cell table:style-name="ce1" table:formula="of:=ABS([.I20]-[.J20])/[.I20] *100" office:value-type="float" office:value="8.94094251002664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CH_3 asym. Bend</text:p>
          </table:table-cell>
          <table:table-cell office:value-type="string" calcext:value-type="string">
            <text:p>1402*</text:p>
          </table:table-cell>
          <table:table-cell office:value-type="float" office:value="1434" calcext:value-type="float">
            <text:p>1434</text:p>
          </table:table-cell>
          <table:table-cell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$r_{eq}$</text:p>
          </table:table-cell>
          <table:table-cell office:value-type="float" office:value="1.226747" calcext:value-type="float">
            <text:p>1.226747</text:p>
          </table:table-cell>
          <table:table-cell office:value-type="float" office:value="1.22132354" calcext:value-type="float">
            <text:p>1.22132354</text:p>
          </table:table-cell>
          <table:table-cell table:style-name="ce2" table:formula="of:=ABS([.I21]-[.J21])/[.I21] *100" office:value-type="float" office:value="0.442100938498325" calcext:value-type="float">
            <text:p>0.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CH_3 sym. Bend</text:p>
          </table:table-cell>
          <table:table-cell office:value-type="string" calcext:value-type="string">
            <text:p>1426*</text:p>
          </table:table-cell>
          <table:table-cell office:value-type="float" office:value="1436" calcext:value-type="float">
            <text:p>1436</text:p>
          </table:table-cell>
          <table:table-cell office:value-type="float" office:value="1438" calcext:value-type="float">
            <text:p>143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string" calcext:value-type="string">
            <text:p>CH_3/CN umbrella</text:p>
          </table:table-cell>
          <table:table-cell office:value-type="string" calcext:value-type="string">
            <text:p>1426*</text:p>
          </table:table-cell>
          <table:table-cell office:value-type="float" office:value="1508" calcext:value-type="float">
            <text:p>1508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string" calcext:value-type="string">
            <text:p>NO$_2$ asym. Str.</text:p>
          </table:table-cell>
          <table:table-cell office:value-type="float" office:value="1560" calcext:value-type="float">
            <text:p>1560</text:p>
          </table:table-cell>
          <table:table-cell office:value-type="float" office:value="1618" calcext:value-type="float">
            <text:p>1618</text:p>
          </table:table-cell>
          <table:table-cell office:value-type="float" office:value="1829" calcext:value-type="float">
            <text:p>182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-C-O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string" calcext:value-type="string">
            <text:p>CH_3 sym. str.</text:p>
          </table:table-cell>
          <table:table-cell office:value-type="float" office:value="2968" calcext:value-type="float">
            <text:p>2968</text:p>
          </table:table-cell>
          <table:table-cell office:value-type="float" office:value="2961" calcext:value-type="float">
            <text:p>2961</text:p>
          </table:table-cell>
          <table:table-cell office:value-type="float" office:value="3099" calcext:value-type="float">
            <text:p>309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-O-H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string" calcext:value-type="string">
            <text:p>CH_3 asym. str.</text:p>
          </table:table-cell>
          <table:table-cell office:value-type="float" office:value="3050" calcext:value-type="float">
            <text:p>3050</text:p>
          </table:table-cell>
          <table:table-cell office:value-type="float" office:value="3093" calcext:value-type="float">
            <text:p>3093</text:p>
          </table:table-cell>
          <table:table-cell office:value-type="float" office:value="3237" calcext:value-type="float">
            <text:p>323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O-N-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CH_3 asym. str.</text:p>
          </table:table-cell>
          <table:table-cell office:value-type="float" office:value="3050" calcext:value-type="float">
            <text:p>3050</text:p>
          </table:table-cell>
          <table:table-cell office:value-type="float" office:value="3095" calcext:value-type="float">
            <text:p>3095</text:p>
          </table:table-cell>
          <table:table-cell office:value-type="float" office:value="3239" calcext:value-type="float">
            <text:p>323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H-C-H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6"/>
          <table:table-cell office:value-type="string" calcext:value-type="string">
            <text:p>H-C-N-O1</text:p>
          </table:table-cell>
          <table:table-cell table:number-columns-repeated="9"/>
          <table:table-cell office:value-type="string" calcext:value-type="string">
            <text:p>Model</text:p>
          </table:table-cell>
          <table:table-cell office:value-type="string" calcext:value-type="string" table:number-columns-spanned="2" table:number-rows-spanned="1">
            <text:p>OBS</text:p>
          </table:table-cell>
          <table:covered-table-cell/>
          <table:table-cell office:value-type="string" calcext:value-type="string" table:number-columns-spanned="2" table:number-rows-spanned="1">
            <text:p>SRT</text:p>
          </table:table-cell>
          <table:covered-table-cell/>
          <table:table-cell office:value-type="string" calcext:value-type="string" table:number-columns-spanned="2" table:number-rows-spanned="1">
            <text:p>NEW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>
            <text:p>H-C-N-O1</text:p>
          </table:table-cell>
          <table:table-cell table:number-columns-repeated="9"/>
          <table:table-cell office:value-type="string" calcext:value-type="string">
            <text:p>Mode</text:p>
          </table:table-cell>
          <table:table-cell office:value-type="string" calcext:value-type="string">
            <text:p>Descr.</text:p>
          </table:table-cell>
          <table:table-cell office:value-type="string" calcext:value-type="string">
            <text:p>Freq.</text:p>
          </table:table-cell>
          <table:table-cell office:value-type="string" calcext:value-type="string">
            <text:p>Descr.</text:p>
          </table:table-cell>
          <table:table-cell office:value-type="string" calcext:value-type="string">
            <text:p>Freq.</text:p>
          </table:table-cell>
          <table:table-cell office:value-type="string" calcext:value-type="string">
            <text:p>Descr.</text:p>
          </table:table-cell>
          <table:table-cell office:value-type="string" calcext:value-type="string">
            <text:p>Freq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-O-O-N</text:p>
          </table:table-cell>
          <table:table-cell table:number-columns-repeated="9"/>
          <table:table-cell office:value-type="string" calcext:value-type="string">
            <text:p>M1</text:p>
          </table:table-cell>
          <table:table-cell office:value-type="string" calcext:value-type="string">
            <text:p>$\tau$(CH$_3$)</text:p>
          </table:table-cell>
          <table:table-cell office:value-type="string" calcext:value-type="string">
            <text:p>$\sim$ 60</text:p>
          </table:table-cell>
          <table:table-cell office:value-type="string" calcext:value-type="string">
            <text:p>$\tau$(CH$_3$)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$\tau$(CH$_3$)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2</text:p>
          </table:table-cell>
          <table:table-cell office:value-type="string" calcext:value-type="string">
            <text:p>$\rho$(NO$_2$)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$\rho$(NO$_2$)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$\rho$(NO$_2$)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3</text:p>
          </table:table-cell>
          <table:table-cell office:value-type="string" calcext:value-type="string">
            <text:p>$\omega$(NO$_2$)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$\omega$(NO$_2$)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$\delta$_s(NO$_2$)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4</text:p>
          </table:table-cell>
          <table:table-cell office:value-type="string" calcext:value-type="string">
            <text:p>$\delta$_s(NO$_2$)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$\delta$_s(NO$_2$)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$\omega$(NO$_2$)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5</text:p>
          </table:table-cell>
          <table:table-cell office:value-type="string" calcext:value-type="string">
            <text:p>$\nu$_s(NO$_2$)/$\nu$(CN)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$\nu$_s(NO$_2$)/$\nu$(CN)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$\nu$_s(NO$_2$)/$\nu$(CN)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6</text:p>
          </table:table-cell>
          <table:table-cell office:value-type="string" calcext:value-type="string">
            <text:p>$\rho$(CH$_3$)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$\rho$(CH$_3$)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$\rho$(CH$_3$)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7</text:p>
          </table:table-cell>
          <table:table-cell office:value-type="string" calcext:value-type="string">
            <text:p>$\rho$(CH$_3$)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$\rho$(CH$_3$)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$\rho$(CH$_3$)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8</text:p>
          </table:table-cell>
          <table:table-cell office:value-type="string" calcext:value-type="string">
            <text:p>$\delta$_s(CH$_3$)/$\nu$(CN)/$\nu$_s(NO$_2$)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$\delta$_s(CH$_3$)/$\nu$(CN)/$\nu$_s(NO$_2$)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$\delta$_s(CH$_3$)/$\nu$(CN)/$\nu$_s(NO$_2$)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9</text:p>
          </table:table-cell>
          <table:table-cell office:value-type="string" calcext:value-type="string">
            <text:p>$\delta$_s(CH$_3$)/$\nu$(CN)/$\nu$_s(NO$_2$)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$\delta$_{as}(CH$_3$)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$\delta$_{as}(CH$_3$)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10</text:p>
          </table:table-cell>
          <table:table-cell office:value-type="string" calcext:value-type="string">
            <text:p>$\delta$_{as}(CH$_3$)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$\delta$_s(CH$_3$)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$\delta$_s(CH$_3$)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11</text:p>
          </table:table-cell>
          <table:table-cell office:value-type="string" calcext:value-type="string">
            <text:p>$\delta$_s(CH$_3$)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$\delta$_s(CH$_3$)/$\nu$(CN)/$\nu$_s(NO$_2$)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$\delta$_s(CH$_3$)/$\nu$(CN)/$\nu$_s(NO$_2$)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12</text:p>
          </table:table-cell>
          <table:table-cell office:value-type="string" calcext:value-type="string">
            <text:p>$\nu$_{as}(NO$_2$)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$\nu$_{as}(NO$_2$)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$\nu$_{as}(NO$_2$)</text:p>
          </table:table-cell>
          <table:table-cell office:value-type="float" office:value="1829" calcext:value-type="float">
            <text:p>182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13</text:p>
          </table:table-cell>
          <table:table-cell office:value-type="string" calcext:value-type="string">
            <text:p>$\nu$_s(CH$_3$)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$\nu$_s(CH$_3$)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$\nu$_s(CH$_3$)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14</text:p>
          </table:table-cell>
          <table:table-cell office:value-type="string" calcext:value-type="string">
            <text:p>$\nu$_{as}(CH$_3$)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$\nu$_{as}(CH$_3$)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$\nu$_{as}(CH$_3$)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M15</text:p>
          </table:table-cell>
          <table:table-cell office:value-type="string" calcext:value-type="string">
            <text:p>$\nu$_{as}(CH$_3$)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$\nu$_{as}(CH$_3$)</text:p>
          </table:table-cell>
          <table:table-cell office:value-type="float" office:value="3095" calcext:value-type="float">
            <text:p>3095</text:p>
          </table:table-cell>
          <table:table-cell office:value-type="string" calcext:value-type="string">
            <text:p>$\nu$_{as}(CH$_3$)</text:p>
          </table:table-cell>
          <table:table-cell office:value-type="float" office:value="3239" calcext:value-type="float">
            <text:p>3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0:40:54.649153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1:47:48.248949450</meta:creation-date>
    <dc:date>2022-07-18T11:02:16.904212962</dc:date>
    <meta:editing-duration>PT1H59M35S</meta:editing-duration>
    <meta:editing-cycles>15</meta:editing-cycles>
    <meta:generator>LibreOffice/6.4.7.2$Linux_X86_64 LibreOffice_project/40$Build-2</meta:generator>
    <meta:document-statistic meta:table-count="2" meta:cell-count="335" meta:object-count="0"/>
  </office:meta>
</office:document-meta>
</file>